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57cm" svg:height="8.469cm" svg:x="0.043cm" svg:y="0.8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5:57:12.569017828</dc:date>
    <meta:editing-duration>PT3M1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58cm" svg:height="8.47cm" xlink:href="." xlink:type="simple" chart:class="chart:scatter" chart:style-name="ch1">
        <chart:plot-area chart:style-name="ch2" chart:data-source-has-labels="both" svg:x="0.301cm" svg:y="0.169cm" svg:width="14.456cm" svg:height="8.132cm">
          <chartooo:coordinate-region svg:x="0.843cm" svg:y="0.368cm" svg:width="13.82cm" svg:height="7.73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